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3.3in"/>
    </style:style>
    <style:style style:name="Table1.B" style:family="table-column">
      <style:table-column-properties style:column-width="0.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Table1.A2" style:family="table-cell">
      <style:table-cell-properties style:vertical-align="top" fo:padding="0in" fo:border="none" style:writing-mode="lr-tb"/>
    </style:style>
    <style:style style:name="Table1.4" style:family="table-row">
      <style:table-row-properties style:min-row-height="0.2813in" fo:keep-together="auto"/>
    </style:style>
    <style:style style:name="Table1.A11" style:family="table-cell">
      <style:table-cell-properties style:vertical-align="top" fo:padding="0in" fo:border-left="none" fo:border-right="none" fo:border-top="none" fo:border-bottom="1.5pt solid #000000" style:writing-mode="lr-tb"/>
    </style:style>
    <style:style style:name="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line-height="0.1193in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9pt" style:font-size-asian="9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rsid="0011187b" officeooo:paragraph-rsid="0011187b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left="0.5in" fo:margin-right="0in" fo:text-indent="0.5in" style:auto-text-indent="false"/>
    </style:style>
    <style:style style:name="P11" style:family="paragraph" style:parent-style-name="Standard">
      <style:text-properties officeooo:rsid="0011187b"/>
    </style:style>
    <style:style style:name="P12" style:family="paragraph" style:parent-style-name="Standard">
      <style:text-properties officeooo:rsid="0011187b" officeooo:paragraph-rsid="0011187b"/>
    </style:style>
    <style:style style:name="P13" style:family="paragraph" style:parent-style-name="Standard">
      <style:text-properties officeooo:rsid="0011187b" officeooo:paragraph-rsid="0011ea9c"/>
    </style:style>
    <style:style style:name="P14" style:family="paragraph" style:parent-style-name="Standard">
      <style:text-properties style:text-underline-style="none" officeooo:rsid="0011ea9c" officeooo:paragraph-rsid="0011ea9c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paragraph-rsid="0011ea9c"/>
    </style:style>
    <style:style style:name="P17" style:family="paragraph" style:parent-style-name="Standard">
      <style:text-properties officeooo:rsid="0011ea9c" officeooo:paragraph-rsid="0011ea9c"/>
    </style:style>
    <style:style style:name="P18" style:family="paragraph" style:parent-style-name="Standard" style:list-style-name="L1">
      <style:text-properties officeooo:paragraph-rsid="0011ea9c"/>
    </style:style>
    <style:style style:name="P19" style:family="paragraph" style:parent-style-name="Standard">
      <style:text-properties fo:font-weight="bold" officeooo:rsid="0011187b" officeooo:paragraph-rsid="0011187b" style:font-weight-asian="bold" style:font-weight-complex="bold"/>
    </style:style>
    <style:style style:name="P20" style:family="paragraph" style:parent-style-name="Standard">
      <style:text-properties fo:font-weight="bold" officeooo:rsid="0011ea9c" officeooo:paragraph-rsid="0011ea9c" style:font-weight-asian="bold" style:font-weight-complex="bold"/>
    </style:style>
    <style:style style:name="P21" style:family="paragraph" style:parent-style-name="Standard">
      <style:text-properties fo:font-weight="normal" officeooo:rsid="0011ea9c" officeooo:paragraph-rsid="0011ea9c" style:font-weight-asian="normal" style:font-weight-complex="normal"/>
    </style:style>
    <style:style style:name="P22" style:family="paragraph" style:parent-style-name="Standard">
      <style:text-properties officeooo:rsid="0013bdb9" officeooo:paragraph-rsid="0013bdb9"/>
    </style:style>
    <style:style style:name="P23" style:family="paragraph" style:parent-style-name="Heading_20_3">
      <style:text-properties style:text-underline-style="none" officeooo:rsid="0011ea9c" officeooo:paragraph-rsid="0011ea9c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 style:parent-style-name="Heading_20_1">
      <style:text-properties officeooo:rsid="0011ea9c" officeooo:paragraph-rsid="0011ea9c"/>
    </style:style>
    <style:style style:name="T1" style:family="text">
      <style:text-properties style:font-name-asian="Arial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text-underline-style="solid" style:text-underline-width="auto" style:text-underline-color="font-color" fo:font-weight="bold" style:font-size-asian="9pt" style:font-weight-asian="bold"/>
    </style:style>
    <style:style style:name="T5" style:family="text">
      <style:text-properties officeooo:rsid="0011ea9c"/>
    </style:style>
    <style:style style:name="T6" style:family="text">
      <style:text-properties officeooo:rsid="0011187b"/>
    </style:style>
    <style:style style:name="T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/>
      <text:section text:style-name="Sect1" text:name="Section1">
        <text:h text:style-name="P25" text:outline-level="1">Introduction to Scratch – Broadcasts 2</text:h>
        <text:p text:style-name="P4"><text:span text:style-name="T1"><text:s/></text:span>(<text:span text:style-name="T5">1.5 hours</text:span>)</text:p>
        <text:p text:style-name="Standard"><text:tab/></text:p>
        <text:p text:style-name="Standard"><text:span text:style-name="Heading_20_2_20_Char">OBJECTIVES:</text:span><text:tab/>1. <text:span text:style-name="T5">Finish the lesson on broadcasts (started in the Pong lesson)</text:span></text:p>
        <text:p text:style-name="P10">2. <text:span text:style-name="T5">Introduce animations with sprites, speech bubbles, movement, broadcasts, etc.</text:span> </text:p>
        <text:p text:style-name="Standard"/>
        <text:p text:style-name="Standard"><text:span text:style-name="Heading_20_2_20_Char">OVERVIEW FOR TRAINERS:</text:span> <text:s text:c="5"/></text:p>
        <table:table table:name="Table1" table:style-name="Table1">
          <table:table-column table:style-name="Table1.A"/>
          <table:table-column table:style-name="Table1.B"/>
          <table:table-column table:style-name="Table1.A"/>
          <table:table-row table:style-name="Table1.1">
            <table:table-cell table:style-name="Table1.A1" office:value-type="string">
              <text:h text:style-name="Heading_20_2" text:outline-level="2">METHOD</text:h>
            </table:table-cell>
            <table:table-cell table:style-name="Table1.A1" office:value-type="string">
              <text:h text:style-name="Heading_20_2" text:outline-level="2">TIME</text:h>
            </table:table-cell>
            <table:table-cell table:style-name="Table1.A1" office:value-type="string">
              <text:h text:style-name="Heading_20_2" text:outline-level="2">KNOWLEDGE</text:h>
            </table:table-cell>
          </table:table-row>
          <table:table-row table:style-name="Table1.1">
            <table:table-cell table:style-name="Table1.A2" office:value-type="string">
              <text:h text:style-name="P23" text:outline-level="3">Review Pseudocoding</text:h>
              <text:p text:style-name="P14">Review Pong</text:p>
              <text:p text:style-name="Standard"/>
              <text:p text:style-name="Standard">----SHO questions----</text:p>
              <text:p text:style-name="Standard"><text:span text:style-name="T2">S</text:span><text:span text:style-name="T3"><text:tab/>What do you </text:span><text:span text:style-name="T4">S</text:span><text:span text:style-name="T3">ee and hear?</text:span></text:p>
              <text:p text:style-name="Standard"><text:span text:style-name="T2">H</text:span><text:span text:style-name="T3"><text:tab/>What is </text:span><text:span text:style-name="T4">H</text:span><text:span text:style-name="T3">appening (Problem)?</text:span></text:p>
              <text:p text:style-name="Standard"><text:span text:style-name="T2">O</text:span><text:span text:style-name="T3"><text:tab/>Does it happen in </text:span><text:span text:style-name="T4">O</text:span><text:span text:style-name="T3">ur place?</text:span></text:p>
              <text:p text:style-name="P5"/>
            </table:table-cell>
            <table:table-cell table:style-name="Table1.A2" office:value-type="string">
              <text:p text:style-name="P6"/>
              <text:p text:style-name="P7">5”</text:p>
            </table:table-cell>
            <table:table-cell table:style-name="Table1.A2" office:value-type="string">
              <text:p text:style-name="Standard"><text:tab/><text:tab/></text:p>
            </table:table-cell>
          </table:table-row>
          <table:table-row table:style-name="Table1.1">
            <table:table-cell table:style-name="Table1.A2" office:value-type="string">
              <text:p text:style-name="P19">Race the sprites!</text:p>
              <text:p text:style-name="P8"/>
              <text:p text:style-name="P8">1. Make an animation of Scratchy walking across the screen. <text:s/>Make sure he starts at the left edge and walks to the right side, make sure he goes all the way to the right side.</text:p>
              <text:p text:style-name="Standard"/>
            </table:table-cell>
            <table:table-cell table:style-name="Table1.A2" office:value-type="string">
              <text:p text:style-name="P7">10”</text:p>
            </table:table-cell>
            <table:table-cell table:style-name="Table1.A2" office:value-type="string">
              <text:p text:style-name="P17">Don’t forget to set start conditions (location, facing what direction, etc. when the flag is pushed).</text:p>
            </table:table-cell>
          </table:table-row>
          <table:table-row table:style-name="Table1.4">
            <table:table-cell table:style-name="Table1.A2" office:value-type="string">
              <text:p text:style-name="P8">2. Make an animation of another sprite (the bat is good) moving across the screen. Be sure to use the costume changes to make the animation look right. <text:s/>He should start at the left side and move to the right side but underneath where Scratchy walks.</text:p>
            </table:table-cell>
            <table:table-cell table:style-name="Table1.A2" office:value-type="string">
              <text:p text:style-name="P7">15”</text:p>
            </table:table-cell>
            <table:table-cell table:style-name="Table1.A2" office:value-type="string">
              <text:p text:style-name="Standard"/>
              <text:p text:style-name="Standard"/>
            </table:table-cell>
          </table:table-row>
          <table:table-row table:style-name="Table1.4">
            <table:table-cell table:style-name="Table1.A2" office:value-type="string">
              <text:p text:style-name="P13">3. Make and animation of another sprite (I used the break dancer), follow the same instructions, keep him in a lane under the other two sprites.</text:p>
            </table:table-cell>
            <table:table-cell table:style-name="Table1.A2" office:value-type="string">
              <text:p text:style-name="P7"/>
            </table:table-cell>
            <table:table-cell table:style-name="Table1.A2" office:value-type="string">
              <text:p text:style-name="P16"/>
              <text:p text:style-name="P16"/>
              <text:p text:style-name="P13">When you have all three animations done run the race! <text:s/>Do they all start at the same time? Do they all arrive in the same place at the same time?</text:p>
              <text:p text:style-name="P13"/>
            </table:table-cell>
          </table:table-row>
          <table:table-row table:style-name="Table1.1">
            <table:table-cell table:style-name="Table1.A2" office:value-type="string">
              <text:p text:style-name="P13"><text:span text:style-name="T5">Refactoring</text:span></text:p>
              <text:p text:style-name="P13"/>
              <text:p text:style-name="P17">What features could we add?</text:p>
              <text:list xml:id="list8701980205994795984" text:style-name="L1">
                <text:list-item>
                  <text:p text:style-name="P18"><text:span text:style-name="T6">What if we wanted to have all the sprites start at the same time? <text:s/></text:span></text:p>
                </text:list-item>
                <text:list-item>
                  <text:p text:style-name="P18"><text:span text:style-name="T6">We could have a starter for our race (I used the starfish) call out “Get Ready!”, “Get Set!”, “Go!” <text:s/>… but ...</text:span></text:p>
                </text:list-item>
                <text:list-item>
                  <text:p text:style-name="P18"><text:span text:style-name="T5">The announcer needs to make sure no one cheats – how can you prevent the racers from starting too early?</text:span></text:p>
                </text:list-item>
              </text:list>
            </table:table-cell>
            <table:table-cell table:style-name="Table1.A2" office:value-type="string">
              <text:p text:style-name="P7"/>
            </table:table-cell>
            <table:table-cell table:style-name="Table1.A2" office:value-type="string">
              <text:p text:style-name="P17">Refactoring is the process of making changes to a minimally functional program – adding features, fixing clunky code, etc.</text:p>
            </table:table-cell>
          </table:table-row>
          <table:table-row table:style-name="Table1.1">
            <table:table-cell table:style-name="Table1.A2" office:value-type="string">
              <text:p text:style-name="P20">Greetings!</text:p>
              <text:p text:style-name="P21"/>
              <text:p text:style-name="P21">Ever seen the greeting card sites? <text:s/>What do they offer? <text:s/>Can we do that with Scratch?</text:p>
            </table:table-cell>
            <table:table-cell table:style-name="Table1.A2" office:value-type="string">
              <text:p text:style-name="P7"/>
            </table:table-cell>
            <table:table-cell table:style-name="Table1.A2" office:value-type="string">
              <text:p text:style-name="P11"/>
              <text:p text:style-name="P11"/>
              <text:p text:style-name="P17">Holiday cards, music, animation, text bubbles, personalization, email links.</text:p>
            </table:table-cell>
          </table:table-row>
          <table:table-row table:style-name="Table1.1">
            <table:table-cell table:style-name="Table1.A2" office:value-type="string">
              <text:p text:style-name="P17">Have students think of a brief story they want to tell with an animation.</text:p>
            </table:table-cell>
            <table:table-cell table:style-name="Table1.A2" office:value-type="string">
              <text:p text:style-name="P7"/>
            </table:table-cell>
            <table:table-cell table:style-name="Table1.A2" office:value-type="string">
              <text:p text:style-name="P17">Share the stories!</text:p>
            </table:table-cell>
          </table:table-row>
          <table:table-row table:style-name="Table1.1">
            <table:table-cell table:style-name="Table1.A2" office:value-type="string">
              <text:p text:style-name="P17">Prepare pseudocode for the stories</text:p>
              <text:p text:style-name="P17">Introduce text and thought bubbles</text:p>
              <text:p text:style-name="P17">Introduce music</text:p>
            </table:table-cell>
            <table:table-cell table:style-name="Table1.A2" office:value-type="string">
              <text:p text:style-name="P7"/>
            </table:table-cell>
            <table:table-cell table:style-name="Table1.A2" office:value-type="string">
              <text:p text:style-name="P11"/>
              <text:p text:style-name="P11"/>
              <text:p text:style-name="P22">Music can be imported to play with a sprite, look in the Music Loops folder for good background music for cards.</text:p>
            </table:table-cell>
          </table:table-row>
          <table:table-row table:style-name="Table1.1">
            <table:table-cell table:style-name="Table1.A2" office:value-type="string">
              <text:p text:style-name="P17">Code the stories</text:p>
            </table:table-cell>
            <table:table-cell table:style-name="Table1.A2" office:value-type="string">
              <text:p text:style-name="P7"/>
            </table:table-cell>
            <table:table-cell table:style-name="Table1.A2" office:value-type="string">
              <text:p text:style-name="P17">Remember to keep the sprites in sync (use broadcasts) and don’t repeat yourself (use loops)</text:p>
            </table:table-cell>
          </table:table-row>
          <text:soft-page-break/>
          <table:table-row table:style-name="Table1.1">
            <table:table-cell table:style-name="Table1.A11" office:value-type="string">
              <text:p text:style-name="P8"/>
            </table:table-cell>
            <table:table-cell table:style-name="Table1.A11" office:value-type="string">
              <text:p text:style-name="P7"/>
            </table:table-cell>
            <table:table-cell table:style-name="Table1.A11" office:value-type="string">
              <text:p text:style-name="P11"/>
            </table:table-cell>
          </table:table-row>
        </table:table>
        <text:p text:style-name="Standard"><text:span text:style-name="Style_20_Heading_20_4_20__2b__20_Bold_20_Underline_20_Char">ATTITUDE:</text:span> <text:s text:c="2"/></text:p>
        <text:p text:style-name="Standard"><text:span text:style-name="Style_20_Heading_20_4_20__2b__20_Bold_20_Underline_20_Char">SKILL:</text:span> <text:s/></text:p>
        <text:p text:style-name="Standard"><text:span text:style-name="Style_20_Heading_20_4_20__2b__20_Bold_20_Underline_20_Char">EVALUATION:</text:span> </text:p>
        <text:p text:style-name="Standard"><text:span text:style-name="Style_20_Heading_20_4_20__2b__20_Bold_20_Underline_20_Char">MATERIALS:</text:span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style:font-name="Verdana" fo:font-family="Verdana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Verdana" style:font-family-complex="Verdana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5.4in" fo:margin-right="0in" fo:text-align="center" style:justify-single-word="false" fo:text-indent="-5.4in" style:auto-text-indent="false" fo:keep-with-next="always">
        <style:tab-stops>
          <style:tab-stop style:position="0in"/>
          <style:tab-stop style:position="0.3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in" loext:contextual-spacing="false">
        <style:tab-stops>
          <style:tab-stop style:position="0.3in"/>
        </style:tab-stops>
      </style:paragraph-properties>
      <style:text-properties style:text-underline-style="solid" style:text-underline-width="auto" style:text-underline-color="font-color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in" loext:contextual-spacing="false"/>
    </style:style>
    <style:style style:name="Heading_20_5" style:display-name="Heading 5" style:family="paragraph" style:parent-style-name="Standard" style:next-style-name="Standard" style:default-outline-level="5" style:list-style-name="WW8Num20" style:class="text">
      <style:paragraph-properties fo:margin-left="0.1598in" fo:margin-right="0in" fo:margin-top="0.0417in" fo:margin-bottom="0.0417in" loext:contextual-spacing="false" fo:text-indent="-0.1299in" style:auto-text-indent="false">
        <style:tab-stops>
          <style:tab-stop style:position="0.1583in"/>
        </style:tab-stops>
      </style:paragraph-properties>
      <style:text-properties style:font-size-complex="13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justify" style:justify-single-word="false" fo:text-indent="0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6in" fo:margin-right="0in" fo:text-align="justify" style:justify-single-word="false" fo:text-indent="-0.2252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Level_20_1" style:display-name="Level 1" style:family="paragraph" style:parent-style-name="Standard">
      <style:paragraph-properties fo:margin-left="0.5in" fo:margin-right="0in" fo:text-indent="-0.5in" style:auto-text-indent="false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Style_20_Heading_20_1_20__2b__20_Left_3a__20__20_0_22_" style:display-name="Style Heading 1 + Left:  0&quot;" style:family="paragraph" style:parent-style-name="Heading_20_1">
      <style:paragraph-properties fo:margin-left="0in" fo:margin-right="0in" fo:margin-top="0.1665in" fo:margin-bottom="0.0417in" loext:contextual-spacing="false" fo:text-align="center" style:justify-single-word="false" fo:orphans="2" fo:widows="2" fo:text-indent="0in" style:auto-text-indent="false">
        <style:tab-stops/>
      </style:paragraph-properties>
      <style:text-properties style:font-name="Arial Black" fo:font-family="'Arial Black'" style:font-family-generic="swiss" style:font-pitch="variable" fo:font-size="16pt" style:letter-kerning="true" style:font-name-asian="Times New Roman" style:font-family-asian="'Times New Roman'" style:font-family-generic-asian="roman" style:font-pitch-asian="variable" style:font-size-asian="16pt" style:font-name-complex="Arial Black" style:font-family-complex="'Arial Black'" style:font-family-generic-complex="swiss" style:font-pitch-complex="variable" style:font-weight-complex="bold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Style1" style:family="paragraph" style:parent-style-name="Heading_20_1">
      <style:text-properties fo:font-size="12pt" style:font-size-asian="12pt"/>
    </style:style>
    <style:style style:name="Style2" style:family="paragraph" style:parent-style-name="Heading_20_1">
      <style:text-properties fo:font-size="12pt" style:font-size-asian="12pt" style:font-size-complex="12pt"/>
    </style:style>
    <style:style style:name="Style3" style:family="paragraph" style:parent-style-name="Heading_20_1">
      <style:paragraph-properties fo:text-align="center" style:justify-single-word="false"/>
      <style:text-properties fo:font-size="12pt" fo:font-weight="normal" style:font-size-asian="12pt" style:font-weight-asian="normal" style:font-size-complex="12pt"/>
    </style:style>
    <style:style style:name="Style4" style:family="paragraph" style:parent-style-name="Standard">
      <style:text-properties style:font-weight-complex="bold"/>
    </style:style>
    <style:style style:name="Style_20_26_20_pt_20_Before_3a__20__20_12_20_pt_20_After_3a__20__20_12_20_pt" style:display-name="Style 26 pt Before:  12 pt After:  12 pt" style:family="paragraph" style:parent-style-name="Standard">
      <style:paragraph-properties fo:margin-top="0.0835in" fo:margin-bottom="0.0835in" loext:contextual-spacing="false"/>
      <style:text-properties fo:font-size="26pt" style:font-size-asian="26pt"/>
    </style:style>
    <style:style style:name="Style_20_Heading_20_4_20__2b__20_Bold_20_Underline" style:display-name="Style Heading 4 + Bold Underline" style:family="paragraph" style:parent-style-name="Heading_20_4">
      <style:text-properties style:text-underline-style="solid" style:text-underline-width="auto" style:text-underline-color="font-color"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class="index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language="en" fo:country="US" fo:font-weight="bold" style:font-name-asian="SimSun" style:font-family-asian="SimSun, 宋体" style:font-pitch-asian="variable" style:font-weight-asian="bold" style:font-name-complex="Arial" style:font-family-complex="Arial" style:font-family-generic-complex="swiss" style:font-pitch-complex="variable" style:language-complex="ar" style:country-complex="SA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language="en" fo:country="US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language="en" fo:country="US" style:text-underline-style="solid" style:text-underline-width="auto" style:text-underline-color="font-color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Style_20_Heading_20_4_20__2b__20_Bold_20_Underline_20_Char" style:display-name="Style Heading 4 + Bold Underline Char" style:family="text" style:parent-style-name="Heading_20_4_20_Char">
      <style:text-properties style:text-underline-style="solid" style:text-underline-width="auto" style:text-underline-color="font-color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2pt" fo:language="en" fo:country="US" fo:font-weight="bold" style:font-name-asian="SimSun" style:font-family-asian="SimSun, 宋体" style:font-pitch-asian="variable" style:font-size-asian="12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Chapter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0.4083in" fo:text-indent="-0.25in" fo:margin-left="0.4083in"/>
        </style:list-level-properties>
        <style:text-properties style:font-name="Aria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0.9083in" fo:text-indent="-0.25in" fo:margin-left="0.9083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4083in" fo:text-indent="-0.25in" fo:margin-left="1.4083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4083in" fo:text-indent="-0.25in" fo:margin-left="3.4083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3.9083in" fo:text-indent="-0.25in" fo:margin-left="3.9083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083in" fo:text-indent="-0.25in" fo:margin-left="4.40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19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2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56in" table:align="left" style:writing-mode="lr-tb"/>
    </style:style>
    <style:style style:name="Table3.A" style:family="table-column">
      <style:table-column-properties style:column-width="3.3028in"/>
    </style:style>
    <style:style style:name="Table3.B" style:family="table-column">
      <style:table-column-properties style:column-width="0.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M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M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line-height="0.1193in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style:font-name-asian="Arial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5in" fo:margin-bottom="0.5in" fo:margin-left="0.7in" fo:margin-right="0.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Frame1" text:anchor-type="paragraph" svg:y="0.0008in" draw:z-index="1"><draw:text-box fo:min-height="0.0228in" fo:min-width="0.0161in"><text:p text:style-name="Footer"><text:span text:style-name="Page_20_Number"><text:page-number text:select-page="current">2</text:page-number></text:span></text:p></draw:text-box></draw:frame> <text:s/></text:p>
      </style:footer>
    </style:master-page>
    <style:master-page style:name="Convert_20_1" style:display-name="Convert 1" style:page-layout-name="Mpm1">
      <style:header>
        <text:p text:style-name="MP2">THE CTT PROCESS</text:p>
        <table:table table:name="Table3" table:style-name="Table3">
          <table:table-column table:style-name="Table3.A"/>
          <table:table-column table:style-name="Table3.B"/>
          <table:table-column table:style-name="Table3.A"/>
          <table:table-row table:style-name="Table3.1">
            <table:table-cell table:style-name="Table3.A1" office:value-type="string">
              <text:p text:style-name="Standard">METHOD</text:p>
            </table:table-cell>
            <table:table-cell table:style-name="Table3.A1" office:value-type="string">
              <text:p text:style-name="Standard">TIME</text:p>
            </table:table-cell>
            <table:table-cell table:style-name="Table3.A1" office:value-type="string">
              <text:p text:style-name="Standard">KNOWLEDGE</text:p>
            </table:table-cell>
          </table:table-row>
        </table:table>
        <text:p text:style-name="MP3"/>
      </style:header>
      <style:footer>
        <text:p text:style-name="MP1"><draw:frame draw:style-name="Mfr1" draw:name="Frame2" text:anchor-type="paragraph" svg:y="0.0008in" draw:z-index="0"><draw:text-box fo:min-height="0.0228in" fo:min-width="0.0161in"><text:p text:style-name="Footer"><text:span text:style-name="Page_20_Number"><text:page-number text:select-page="current">0</text:page-number></text:span></text:p></draw:text-box></draw:frame> <text:s/></text:p>
      </style:footer>
    </style:master-page>
    <style:master-page style:name="Convert_20_2" style:display-name="Convert 2" style:page-layout-name="Mpm1">
      <style:header>
        <text:p text:style-name="Header"/>
      </style:header>
      <style:footer>
        <text:p text:style-name="MP4"><text:span text:style-name="Page_20_Number"><text:span text:style-name="MT2">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 Lesson Plan Improved</dc:title>
    <meta:creation-date>2016-03-28T13:02:51.014690118</meta:creation-date>
    <meta:editing-cycles>3</meta:editing-cycles>
    <meta:editing-duration>PT17M24S</meta:editing-duration>
    <meta:generator>LibreOffice/5.1.1.3$Linux_X86_64 LibreOffice_project/10m0$Build-3</meta:generator>
    <meta:initial-creator>Thomas Hicks</meta:initial-creator>
    <dc:date>2016-03-28T13:20:16.076507466</dc:date>
    <dc:creator>Thomas Hicks</dc:creator>
    <meta:document-statistic meta:table-count="2" meta:image-count="0" meta:object-count="0" meta:page-count="2" meta:paragraph-count="55" meta:word-count="408" meta:character-count="2326" meta:non-whitespace-character-count="1937"/>
    <meta:template xlink:type="simple" xlink:actuate="onRequest" xlink:title="CHE Lesson Plan Improved" xlink:href="../../../../../../.config/libreoffice/4/user/template/CHE%20Lesson%20Plan%20Improved.ott" meta:date="2016-03-28T13:02:50.692901918"/>
  </office:meta>
</office:document-meta>
</file>